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28cc2b" officeooo:paragraph-rsid="0028cc2b"/>
    </style:style>
    <style:style style:name="P3" style:family="paragraph" style:parent-style-name="Standard">
      <style:text-properties officeooo:rsid="005c6312" officeooo:paragraph-rsid="005c6312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596086" officeooo:paragraph-rsid="00596086"/>
    </style:style>
    <style:style style:name="P6" style:family="paragraph" style:parent-style-name="Standard" style:list-style-name="L1">
      <style:text-properties officeooo:rsid="00592c25" officeooo:paragraph-rsid="00592c25"/>
    </style:style>
    <style:style style:name="P7" style:family="paragraph" style:parent-style-name="Standard" style:list-style-name="L2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ea70d"/>
    </style:style>
    <style:style style:name="P9" style:family="paragraph" style:parent-style-name="Standard" style:list-style-name="L2">
      <style:text-properties officeooo:rsid="005aa048" officeooo:paragraph-rsid="005aa048"/>
    </style:style>
    <style:style style:name="P10" style:family="paragraph" style:parent-style-name="Standard" style:list-style-name="L2">
      <style:text-properties officeooo:rsid="005c6312" officeooo:paragraph-rsid="005c6312"/>
    </style:style>
    <style:style style:name="P11" style:family="paragraph" style:parent-style-name="Standard" style:list-style-name="L2">
      <style:text-properties officeooo:rsid="005e3e8c" officeooo:paragraph-rsid="005e3e8c"/>
    </style:style>
    <style:style style:name="P12" style:family="paragraph" style:parent-style-name="Standard" style:list-style-name="L3">
      <style:text-properties officeooo:rsid="005e3e8c" officeooo:paragraph-rsid="005e3e8c"/>
    </style:style>
    <style:style style:name="P13" style:family="paragraph" style:parent-style-name="Standard" style:list-style-name="L2">
      <style:text-properties officeooo:rsid="005ea70d" officeooo:paragraph-rsid="005ea70d"/>
    </style:style>
    <style:style style:name="P14" style:family="paragraph" style:parent-style-name="Standard" style:list-style-name="L2">
      <style:text-properties officeooo:rsid="005eafe1" officeooo:paragraph-rsid="005eafe1"/>
    </style:style>
    <style:style style:name="P15" style:family="paragraph" style:parent-style-name="Standard" style:list-style-name="L3">
      <style:text-properties officeooo:rsid="005eafe1" officeooo:paragraph-rsid="005eafe1"/>
    </style:style>
    <style:style style:name="P16" style:family="paragraph" style:parent-style-name="Standard" style:list-style-name="L2">
      <style:text-properties officeooo:rsid="005f0393" officeooo:paragraph-rsid="005f0393"/>
    </style:style>
    <style:style style:name="P17" style:family="paragraph" style:parent-style-name="Standard" style:list-style-name="L2">
      <style:text-properties officeooo:rsid="005f3637" officeooo:paragraph-rsid="005f3637"/>
    </style:style>
    <style:style style:name="P18" style:family="paragraph" style:parent-style-name="Standard" style:list-style-name="L2">
      <style:text-properties officeooo:rsid="006008d4" officeooo:paragraph-rsid="006008d4"/>
    </style:style>
    <style:style style:name="P19" style:family="paragraph" style:parent-style-name="Standard" style:list-style-name="L2">
      <style:text-properties officeooo:rsid="0061a9e2" officeooo:paragraph-rsid="0061a9e2"/>
    </style:style>
    <style:style style:name="P20" style:family="paragraph" style:parent-style-name="Standard" style:list-style-name="L2">
      <style:text-properties officeooo:rsid="0061a9e2" officeooo:paragraph-rsid="006289f0"/>
    </style:style>
    <style:style style:name="P21" style:family="paragraph" style:parent-style-name="Standard" style:list-style-name="L3">
      <style:text-properties officeooo:rsid="0061a9e2" officeooo:paragraph-rsid="0061a9e2"/>
    </style:style>
    <style:style style:name="P22" style:family="paragraph" style:parent-style-name="Standard" style:list-style-name="L2">
      <style:text-properties officeooo:rsid="0064b923" officeooo:paragraph-rsid="0064b923"/>
    </style:style>
    <style:style style:name="P23" style:family="paragraph" style:parent-style-name="Standard" style:list-style-name="L2">
      <style:text-properties officeooo:rsid="00650cf5" officeooo:paragraph-rsid="00650cf5"/>
    </style:style>
    <style:style style:name="P24" style:family="paragraph" style:parent-style-name="Standard" style:list-style-name="L2">
      <style:text-properties officeooo:rsid="006a1342" officeooo:paragraph-rsid="006a1342"/>
    </style:style>
    <style:style style:name="P25" style:family="paragraph" style:parent-style-name="Standard" style:list-style-name="L2">
      <style:text-properties officeooo:rsid="006f05bb" officeooo:paragraph-rsid="006f05bb"/>
    </style:style>
    <style:style style:name="T1" style:family="text">
      <style:text-properties officeooo:rsid="00592c25"/>
    </style:style>
    <style:style style:name="T2" style:family="text">
      <style:text-properties officeooo:rsid="00596086"/>
    </style:style>
    <style:style style:name="T3" style:family="text">
      <style:text-properties officeooo:rsid="005aa048"/>
    </style:style>
    <style:style style:name="T4" style:family="text">
      <style:text-properties officeooo:rsid="005c6312"/>
    </style:style>
    <style:style style:name="T5" style:family="text">
      <style:text-properties officeooo:rsid="005eafe1"/>
    </style:style>
    <style:style style:name="T6" style:family="text">
      <style:text-properties officeooo:rsid="005f0393"/>
    </style:style>
    <style:style style:name="T7" style:family="text">
      <style:text-properties officeooo:rsid="006008d4"/>
    </style:style>
    <style:style style:name="T8" style:family="text">
      <style:text-properties officeooo:rsid="006289f0"/>
    </style:style>
    <style:style style:name="T9" style:family="text">
      <style:text-properties officeooo:rsid="0064b923"/>
    </style:style>
    <style:style style:name="T10" style:family="text">
      <style:text-properties officeooo:rsid="00650cf5"/>
    </style:style>
    <style:style style:name="T11" style:family="text">
      <style:text-properties officeooo:rsid="00690e3b"/>
    </style:style>
    <style:style style:name="T12" style:family="text">
      <style:text-properties officeooo:rsid="006d4cf4"/>
    </style:style>
    <style:style style:name="T13" style:family="text">
      <style:text-properties officeooo:rsid="006f05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1582061463" text:style-name="L1">
        <text:list-item>
          <text:p text:style-name="P4">GDIL — graphical device interaction language, графический язык для <text:span text:style-name="T11">описания </text:span>взаимодействия устройств <text:span text:style-name="T11">интернета вещей</text:span></text:p>
        </text:list-item>
        <text:list-item>
          <text:p text:style-name="P4">Программа GDIL (Программа) — программа на языке GDIL, описывающая один сценарий взаимодействия</text:p>
        </text:list-item>
        <text:list-item>
          <text:p text:style-name="P4">Блок — элемент Программы, блоки объединяются логическими связями</text:p>
        </text:list-item>
        <text:list-item>
          <text:p text:style-name="P4">Триггер — событие, запускающее Программу</text:p>
        </text:list-item>
        <text:list-item>
          <text:p text:style-name="P4"><text:span text:style-name="T1">Блок извлечения данных из хранилища (Источник-датчик)</text:span> — Блок, описывающий процесс извлечения данных из хранилища <text:span text:style-name="T2">для дальнейшей обработки</text:span>.</text:p>
        </text:list-item>
        <text:list-item>
          <text:p text:style-name="P5">Блок запроса состояния устройства <text:span text:style-name="T3">(Источник-состояние)</text:span> — Блок, описывающий процесс запроса состояния устройства для дальнейшей обработки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</text:span></text:p>
        </text:list-item>
        <text:list-item>
          <text:p text:style-name="P6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2">ТЗ</text:p>
      <text:list xml:id="list4267516534" text:style-name="L2">
        <text:list-item>
          <text:p text:style-name="P7">Общая схема выполнения Программы</text:p>
          <text:list>
            <text:list-item>
              <text:p text:style-name="P7">Выполнение каждой программы описывается набором Триггеров.</text:p>
            </text:list-item>
            <text:list-item>
              <text:p text:style-name="P9">Выполнение начинается, как только срабатывает один из <text:span text:style-name="T12">Т</text:span>риггеров.</text:p>
            </text:list-item>
            <text:list-item>
              <text:p text:style-name="P9">Выполнение начинается с <text:span text:style-name="T4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0">Данные передаются по цепочке Обработчикам.</text:p>
            </text:list-item>
            <text:list-item>
              <text:p text:style-name="P10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1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0">Если у Обработчика несколько входных данных, обработка произойдет, как только будут получены все необходимые данные из хранилищ.</text:p>
            </text:list-item>
          </text:list>
        </text:list-item>
        <text:list-item>
          <text:p text:style-name="P13">Триггеры.</text:p>
          <text:list>
            <text:list-item>
              <text:p text:style-name="P8">Триггерами могут быть следующие события: появление в хранилище нового измерения с датчика, изменение состояния устройства, <text:span text:style-name="T5">таймер</text:span>.</text:p>
            </text:list-item>
            <text:list-item>
              <text:p text:style-name="P13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3"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4">Для триггера-таймера указывается интервал срабатывания в миллисекундах.</text:p>
            </text:list-item>
          </text:list>
        </text:list-item>
        <text:list-item>
          <text:p text:style-name="P16">Типы данных, передающихся между блоками.</text:p>
          <text:list>
            <text:list-item>
              <text:p text:style-name="P17">Данные, передающиеся между блоками, могут быть следующих типов: единичное числовое значение, массив числовых значений, логическое значение, <text:span text:style-name="T7">текстовое значение</text:span>.</text:p>
            </text:list-item>
            <text:list-item>
              <text:p text:style-name="P17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8">Для изменения размерности (уменьшения путем отбрасывания лишних "координат") предназначаются специальные Обработчики.</text:p>
            </text:list-item>
            <text:list-item>
              <text:p text:style-name="P18">При необходимости логическое значение автоматически преобразуется в одномерное единичное числовое значение, содержащее 0 (false) или 1 (true).</text:p>
            </text:list-item>
            <text:list-item>
              <text:p text:style-name="P25">Единичное числовое значение при передаче на вход, принимающий массив, автоматически преобразуется в массив из одного элемента.</text:p>
            </text:list-item>
          </text:list>
        </text:list-item>
        <text:list-item>
          <text:p text:style-name="P13"><text:soft-page-break/>Источники данных.</text:p>
          <text:list>
            <text:list-item>
              <text:p text:style-name="P14">Для источник<text:span text:style-name="T6">а</text:span>-датчик<text:span text:style-name="T6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6">иначе извлекается последний пакет.</text:span></text:p>
            </text:list-item>
            <text:list-item>
              <text:p text:style-name="P16">Для источника-состояния указывается идентификатор устройства и параметр, который нужно извлечь. Так же указывается, как его интерпретировать — число, текст или логическое значение. Если преобразование в нужный тип не удается, выполнение программы прерывается.</text:p>
            </text:list-item>
          </text:list>
        </text:list-item>
        <text:list-item>
          <text:p text:style-name="P16">Блоки-обработчики</text:p>
          <text:list>
            <text:list-item>
              <text:p text:style-name="P16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6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18">У обработчика может быть несколько выходов, активируемых в различных ситуациях.</text:p>
            </text:list-item>
            <text:list-item>
              <text:p text:style-name="P19">Виды Обработчиков, предоставляемые в базовом наборе для пользователя.</text:p>
              <text:list>
                <text:list-item>
                  <text:p text:style-name="P19">Усреднение. Принимает на входе массив значений и выдает на выходе <text:span text:style-name="T8">одно значение - </text:span>среднее арфметическое.</text:p>
                </text:list-item>
                <text:list-item>
                  <text:p text:style-name="P19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19">Уменьшение размерности. Принимает на вход массив или одиночное значение, выдает на выходе массив той же длины или одно значение, но меньшей размерности. Разработчик Программы указывает, какие "координаты" оставить.</text:p>
                </text:list-item>
                <text:list-item>
                  <text:p text:style-name="P20">Блок <text:span text:style-name="T8">нормировки. </text:span>Принимает на вход массив значени<text:span text:style-name="T13">й или одно значение</text:span>, <text:span text:style-name="T8">выдает</text:span> на выходе массив той же длины или одно значение, <text:span text:style-name="T8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2">Блок сравнения. 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В настройках указывается операция сравнения (<text:span text:style-name="T10">больше, меньше, равно, больше либо равно, меньше либо равно</text:span>), индекс для многомерных значений и число, с которым будет производиться сравнение.</text:p>
                </text:list-item>
                <text:list-item>
                  <text:p text:style-name="P23">Блок сравнения с диапазоном. <text:span text:style-name="T9">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</text:span>Проверяет, попадает ли входное значение в диапазон от min до max, при этом min и max задаются как значения той же размерности, что и входное.</text:p>
                </text:list-item>
              </text:list>
            </text:list-item>
          </text:list>
        </text:list-item>
        <text:list-item>
          <text:p text:style-name="P24">Командные блоки</text:p>
          <text:list>
            <text:list-item>
              <text:p text:style-name="P24">Командный блок предназначен для выполнения команды на устройстве.</text:p>
            </text:list-item>
            <text:list-item>
              <text:p text:style-name="P24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24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24">Входные данные могут быть использованы как аргументы команды.</text:p>
            </text:list-item>
          </text:list>
        </text:list-item>
      </text:list>
      <text:p text:style-name="P3"><text:soft-page-break/></text:p>
      <text:p text:style-name="P3">TODO</text:p>
      <text:list xml:id="list2330538804" text:style-name="L3">
        <text:list-item>
          <text:p text:style-name="P12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15">Срабатывание триггеров-таймеров по расписанию, как в Cron.</text:p>
        </text:list-item>
        <text:list-item>
          <text:p text:style-name="P21">Сторонние библиотеки для обработ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3-04T23:02:33.885144985</dc:date>
    <dc:creator>Денис  Беспалов</dc:creator>
    <meta:editing-duration>PT6H57M55S</meta:editing-duration>
    <meta:editing-cycles>57</meta:editing-cycles>
    <meta:document-statistic meta:table-count="0" meta:image-count="0" meta:object-count="0" meta:page-count="3" meta:paragraph-count="52" meta:word-count="835" meta:character-count="6342" meta:non-whitespace-character-count="5519"/>
  </office:meta>
</office:document-meta>
</file>